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7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7mm"/>
    </style:style>
    <style:style style:name="co4" style:family="table-column">
      <style:table-column-properties fo:break-before="auto" style:column-width="35.01mm"/>
    </style:style>
    <style:style style:name="co5" style:family="table-column">
      <style:table-column-properties fo:break-before="auto" style:column-width="3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90.64mm" svg:y="57.63mm">
            <loext:p draw:notify-on-update-of-ranges="Sheet1.A5:Sheet1.A9 Sheet1.N3:Sheet1.N3 Sheet1.Q5:Sheet1.Q9 Sheet1.J3:Sheet1.J3 Sheet1.M5:Sheet1.M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.25mm" svg:y="55.59mm">
            <loext:p draw:notify-on-update-of-ranges="Sheet1.A5:Sheet1.A9 Sheet1.B3:Sheet1.B3 Sheet1.E5:Sheet1.E9 Sheet1.J3:Sheet1.J3 Sheet1.M5:Sheet1.M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2.47mm" svg:y="158.05mm">
            <loext:p draw:notify-on-update-of-ranges="Sheet1.A5:Sheet1.A9 Sheet1.B3:Sheet1.B3 Sheet1.E5:Sheet1.E9 Sheet1.F3:Sheet1.F3 Sheet1.I5:Sheet1.I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08.16mm" svg:y="162.7mm">
            <loext:p draw:notify-on-update-of-ranges="Sheet1.A5:Sheet1.A9 Sheet1.F3:Sheet1.F3 Sheet1.I5:Sheet1.I9 Sheet1.N3:Sheet1.N3 Sheet1.Q5:Sheet1.Q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4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4"/>
        <table:table-column table:style-name="co2" table:number-columns-repeated="3" table:default-cell-style-name="ce2"/>
        <table:table-column table:style-name="co5" table:default-cell-style-name="ce4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5" table:default-cell-style-name="ce4"/>
        <table:table-row table:style-name="ro1">
          <table:table-cell table:style-name="Default" office:value-type="string" calcext:value-type="string">
            <text:p>Pipeline 6 Summary table of aligned and unaligned reads for 4 different types of genome and 5 different samples.</text:p>
          </table:table-cell>
          <table:table-cell table:style-name="Default" table:number-columns-repeated="16"/>
        </table:table-row>
        <table:table-row table:style-name="ro1">
          <table:table-cell table:style-name="ce1" table:number-columns-repeated="4"/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 table:number-columns-spanned="4" table:number-rows-spanned="1">
            <text:p>Rn4 trimmed</text:p>
          </table:table-cell>
          <table:covered-table-cell table:number-columns-repeated="2"/>
          <table:covered-table-cell table:style-name="ce2"/>
          <table:table-cell office:value-type="string" calcext:value-type="string" table:number-columns-spanned="4" table:number-rows-spanned="1">
            <text:p>Rn4 untrimmed</text:p>
          </table:table-cell>
          <table:covered-table-cell table:number-columns-repeated="2"/>
          <table:covered-table-cell table:style-name="ce2"/>
          <table:table-cell office:value-type="string" calcext:value-type="string" table:number-columns-spanned="4" table:number-rows-spanned="1">
            <text:p>Rn6 trimmed</text:p>
          </table:table-cell>
          <table:covered-table-cell table:number-columns-repeated="2"/>
          <table:covered-table-cell table:style-name="ce2"/>
          <table:table-cell office:value-type="string" calcext:value-type="string" table:number-columns-spanned="4" table:number-rows-spanned="1">
            <text:p>Rn6 untrimmed</text:p>
          </table:table-cell>
          <table:covered-table-cell table:number-columns-repeated="2"/>
          <table:covered-table-cell table:style-name="ce2"/>
        </table:table-row>
        <table:table-row table:style-name="ro1">
          <table:table-cell office:value-type="string" calcext:value-type="string">
            <text:p>Samples</text:p>
          </table:table-cell>
          <table:table-cell office:value-type="string" calcext:value-type="string">
            <text:p>Total reads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Unmapped</text:p>
          </table:table-cell>
          <table:table-cell table:style-name="ce2" office:value-type="string" calcext:value-type="string">
            <text:p>Aligned reads (%)</text:p>
          </table:table-cell>
          <table:table-cell office:value-type="string" calcext:value-type="string">
            <text:p>Total reads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Unmapped</text:p>
          </table:table-cell>
          <table:table-cell table:style-name="ce2" office:value-type="string" calcext:value-type="string">
            <text:p>Aligned reads (%)</text:p>
          </table:table-cell>
          <table:table-cell office:value-type="string" calcext:value-type="string">
            <text:p>Total reads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Unmapped</text:p>
          </table:table-cell>
          <table:table-cell table:style-name="ce2" office:value-type="string" calcext:value-type="string">
            <text:p>Aligned reads (%)</text:p>
          </table:table-cell>
          <table:table-cell office:value-type="string" calcext:value-type="string">
            <text:p>Total reads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Unmapped</text:p>
          </table:table-cell>
          <table:table-cell table:style-name="ce2" office:value-type="string" calcext:value-type="string">
            <text:p>Aligned reads (%)</text:p>
          </table:table-cell>
        </table:table-row>
        <table:table-row table:style-name="ro1">
          <table:table-cell office:value-type="string" calcext:value-type="string">
            <text:p>SRR1177973</text:p>
          </table:table-cell>
          <table:table-cell table:formula="of:=[.C5]+[.D5]" office:value-type="float" office:value="26859765" calcext:value-type="float">
            <text:p>26859765</text:p>
          </table:table-cell>
          <table:table-cell office:value-type="float" office:value="22544462" calcext:value-type="float">
            <text:p>22544462</text:p>
          </table:table-cell>
          <table:table-cell office:value-type="float" office:value="4315303" calcext:value-type="float">
            <text:p>4315303</text:p>
          </table:table-cell>
          <table:table-cell table:formula="of:=[.C5]/[.B5]" office:value-type="percentage" office:value="0.839339510230264" calcext:value-type="percentage">
            <text:p>83.93%</text:p>
          </table:table-cell>
          <table:table-cell table:formula="of:=[.G5]+[.H5]" office:value-type="float" office:value="27600979" calcext:value-type="float">
            <text:p>27600979</text:p>
          </table:table-cell>
          <table:table-cell office:value-type="float" office:value="22724920" calcext:value-type="float">
            <text:p>22724920</text:p>
          </table:table-cell>
          <table:table-cell office:value-type="float" office:value="4876059" calcext:value-type="float">
            <text:p>4876059</text:p>
          </table:table-cell>
          <table:table-cell table:formula="of:=[.G5]/[.F5]" office:value-type="percentage" office:value="0.823337462051618" calcext:value-type="percentage">
            <text:p>82.33%</text:p>
          </table:table-cell>
          <table:table-cell table:formula="of:=[.K5]+[.L5]" office:value-type="float" office:value="28513940" calcext:value-type="float">
            <text:p>28513940</text:p>
          </table:table-cell>
          <table:table-cell office:value-type="float" office:value="25100134" calcext:value-type="float">
            <text:p>25100134</text:p>
          </table:table-cell>
          <table:table-cell office:value-type="float" office:value="3413806" calcext:value-type="float">
            <text:p>3413806</text:p>
          </table:table-cell>
          <table:table-cell table:formula="of:=[.K5]/[.J5]" office:value-type="percentage" office:value="0.880275893124556" calcext:value-type="percentage">
            <text:p>88.03%</text:p>
          </table:table-cell>
          <table:table-cell table:formula="of:=[.O5]+[.P5]" office:value-type="float" office:value="29431446" calcext:value-type="float">
            <text:p>29431446</text:p>
          </table:table-cell>
          <table:table-cell office:value-type="float" office:value="25461172" calcext:value-type="float">
            <text:p>25461172</text:p>
          </table:table-cell>
          <table:table-cell office:value-type="float" office:value="3970274" calcext:value-type="float">
            <text:p>3970274</text:p>
          </table:table-cell>
          <table:table-cell table:formula="of:=[.O5]/[.N5]" office:value-type="percentage" office:value="0.865100953585495" calcext:value-type="percentage">
            <text:p>86.51%</text:p>
          </table:table-cell>
        </table:table-row>
        <table:table-row table:style-name="ro1">
          <table:table-cell office:value-type="string" calcext:value-type="string">
            <text:p>SRR1178033</text:p>
          </table:table-cell>
          <table:table-cell table:formula="of:=[.C6]+[.D6]" office:value-type="float" office:value="22806699" calcext:value-type="float">
            <text:p>22806699</text:p>
          </table:table-cell>
          <table:table-cell office:value-type="float" office:value="18436972" calcext:value-type="float">
            <text:p>18436972</text:p>
          </table:table-cell>
          <table:table-cell office:value-type="float" office:value="4369727" calcext:value-type="float">
            <text:p>4369727</text:p>
          </table:table-cell>
          <table:table-cell table:formula="of:=[.C6]/[.B6]" office:value-type="percentage" office:value="0.808401601652216" calcext:value-type="percentage">
            <text:p>80.84%</text:p>
          </table:table-cell>
          <table:table-cell table:formula="of:=[.G6]+[.H6]" office:value-type="float" office:value="30064948" calcext:value-type="float">
            <text:p>30064948</text:p>
          </table:table-cell>
          <table:table-cell office:value-type="float" office:value="23114794" calcext:value-type="float">
            <text:p>23114794</text:p>
          </table:table-cell>
          <table:table-cell office:value-type="float" office:value="6950154" calcext:value-type="float">
            <text:p>6950154</text:p>
          </table:table-cell>
          <table:table-cell table:formula="of:=[.G6]/[.F6]" office:value-type="percentage" office:value="0.768828670516909" calcext:value-type="percentage">
            <text:p>76.88%</text:p>
          </table:table-cell>
          <table:table-cell table:formula="of:=[.K6]+[.L6]" office:value-type="float" office:value="23303218" calcext:value-type="float">
            <text:p>23303218</text:p>
          </table:table-cell>
          <table:table-cell office:value-type="float" office:value="19700100" calcext:value-type="float">
            <text:p>19700100</text:p>
          </table:table-cell>
          <table:table-cell office:value-type="float" office:value="3603118" calcext:value-type="float">
            <text:p>3603118</text:p>
          </table:table-cell>
          <table:table-cell table:formula="of:=[.K6]/[.J6]" office:value-type="percentage" office:value="0.845381097151475" calcext:value-type="percentage">
            <text:p>84.54%</text:p>
          </table:table-cell>
          <table:table-cell table:formula="of:=[.O6]+[.P6]" office:value-type="float" office:value="31364236" calcext:value-type="float">
            <text:p>31364236</text:p>
          </table:table-cell>
          <table:table-cell office:value-type="float" office:value="25307386" calcext:value-type="float">
            <text:p>25307386</text:p>
          </table:table-cell>
          <table:table-cell office:value-type="float" office:value="6056850" calcext:value-type="float">
            <text:p>6056850</text:p>
          </table:table-cell>
          <table:table-cell table:formula="of:=[.O6]/[.N6]" office:value-type="percentage" office:value="0.806886735579977" calcext:value-type="percentage">
            <text:p>80.69%</text:p>
          </table:table-cell>
        </table:table-row>
        <table:table-row table:style-name="ro1">
          <table:table-cell office:value-type="string" calcext:value-type="string">
            <text:p>SRR1178043</text:p>
          </table:table-cell>
          <table:table-cell table:formula="of:=[.C7]+[.D7]" office:value-type="float" office:value="31543760" calcext:value-type="float">
            <text:p>31543760</text:p>
          </table:table-cell>
          <table:table-cell office:value-type="float" office:value="26502558" calcext:value-type="float">
            <text:p>26502558</text:p>
          </table:table-cell>
          <table:table-cell office:value-type="float" office:value="5041202" calcext:value-type="float">
            <text:p>5041202</text:p>
          </table:table-cell>
          <table:table-cell table:formula="of:=[.C7]/[.B7]" office:value-type="percentage" office:value="0.840183858867808" calcext:value-type="percentage">
            <text:p>84.02%</text:p>
          </table:table-cell>
          <table:table-cell table:formula="of:=[.G7]+[.H7]" office:value-type="float" office:value="31842202" calcext:value-type="float">
            <text:p>31842202</text:p>
          </table:table-cell>
          <table:table-cell office:value-type="float" office:value="26489204" calcext:value-type="float">
            <text:p>26489204</text:p>
          </table:table-cell>
          <table:table-cell office:value-type="float" office:value="5352998" calcext:value-type="float">
            <text:p>5352998</text:p>
          </table:table-cell>
          <table:table-cell table:formula="of:=[.G7]/[.F7]" office:value-type="percentage" office:value="0.83188982972974" calcext:value-type="percentage">
            <text:p>83.19%</text:p>
          </table:table-cell>
          <table:table-cell table:formula="of:=[.K7]+[.L7]" office:value-type="float" office:value="32713272" calcext:value-type="float">
            <text:p>32713272</text:p>
          </table:table-cell>
          <table:table-cell office:value-type="float" office:value="28609408" calcext:value-type="float">
            <text:p>28609408</text:p>
          </table:table-cell>
          <table:table-cell office:value-type="float" office:value="4103864" calcext:value-type="float">
            <text:p>4103864</text:p>
          </table:table-cell>
          <table:table-cell table:formula="of:=[.K7]/[.J7]" office:value-type="percentage" office:value="0.874550488254431" calcext:value-type="percentage">
            <text:p>87.46%</text:p>
          </table:table-cell>
          <table:table-cell table:formula="of:=[.O7]+[.P7]" office:value-type="float" office:value="33663601" calcext:value-type="float">
            <text:p>33663601</text:p>
          </table:table-cell>
          <table:table-cell office:value-type="float" office:value="29244588" calcext:value-type="float">
            <text:p>29244588</text:p>
          </table:table-cell>
          <table:table-cell office:value-type="float" office:value="4419013" calcext:value-type="float">
            <text:p>4419013</text:p>
          </table:table-cell>
          <table:table-cell table:formula="of:=[.O7]/[.N7]" office:value-type="percentage" office:value="0.868730234771972" calcext:value-type="percentage">
            <text:p>86.87%</text:p>
          </table:table-cell>
        </table:table-row>
        <table:table-row table:style-name="ro1">
          <table:table-cell office:value-type="string" calcext:value-type="string">
            <text:p>SRR1178050</text:p>
          </table:table-cell>
          <table:table-cell table:formula="of:=[.C8]+[.D8]" office:value-type="float" office:value="27395204" calcext:value-type="float">
            <text:p>27395204</text:p>
          </table:table-cell>
          <table:table-cell office:value-type="float" office:value="22154940" calcext:value-type="float">
            <text:p>22154940</text:p>
          </table:table-cell>
          <table:table-cell office:value-type="float" office:value="5240264" calcext:value-type="float">
            <text:p>5240264</text:p>
          </table:table-cell>
          <table:table-cell table:formula="of:=[.C8]/[.B8]" office:value-type="percentage" office:value="0.808716007371217" calcext:value-type="percentage">
            <text:p>80.87%</text:p>
          </table:table-cell>
          <table:table-cell table:formula="of:=[.G8]+[.H8]" office:value-type="float" office:value="27747478" calcext:value-type="float">
            <text:p>27747478</text:p>
          </table:table-cell>
          <table:table-cell office:value-type="float" office:value="22028244" calcext:value-type="float">
            <text:p>22028244</text:p>
          </table:table-cell>
          <table:table-cell office:value-type="float" office:value="5719234" calcext:value-type="float">
            <text:p>5719234</text:p>
          </table:table-cell>
          <table:table-cell table:formula="of:=[.G8]/[.F8]" office:value-type="percentage" office:value="0.793882744947126" calcext:value-type="percentage">
            <text:p>79.39%</text:p>
          </table:table-cell>
          <table:table-cell table:formula="of:=[.K8]+[.L8]" office:value-type="float" office:value="28625190" calcext:value-type="float">
            <text:p>28625190</text:p>
          </table:table-cell>
          <table:table-cell office:value-type="float" office:value="24248678" calcext:value-type="float">
            <text:p>24248678</text:p>
          </table:table-cell>
          <table:table-cell office:value-type="float" office:value="4376512" calcext:value-type="float">
            <text:p>4376512</text:p>
          </table:table-cell>
          <table:table-cell table:formula="of:=[.K8]/[.J8]" office:value-type="percentage" office:value="0.847109765908977" calcext:value-type="percentage">
            <text:p>84.71%</text:p>
          </table:table-cell>
          <table:table-cell table:formula="of:=[.O8]+[.P8]" office:value-type="float" office:value="29474513" calcext:value-type="float">
            <text:p>29474513</text:p>
          </table:table-cell>
          <table:table-cell office:value-type="float" office:value="24611102" calcext:value-type="float">
            <text:p>24611102</text:p>
          </table:table-cell>
          <table:table-cell office:value-type="float" office:value="4863411" calcext:value-type="float">
            <text:p>4863411</text:p>
          </table:table-cell>
          <table:table-cell table:formula="of:=[.O8]/[.N8]" office:value-type="percentage" office:value="0.834996052352078" calcext:value-type="percentage">
            <text:p>83.50%</text:p>
          </table:table-cell>
        </table:table-row>
        <table:table-row table:style-name="ro1">
          <table:table-cell office:value-type="string" calcext:value-type="string">
            <text:p>SRR1178059</text:p>
          </table:table-cell>
          <table:table-cell table:formula="of:=[.C9]+[.D9]" office:value-type="float" office:value="23365869" calcext:value-type="float">
            <text:p>23365869</text:p>
          </table:table-cell>
          <table:table-cell office:value-type="float" office:value="19146142" calcext:value-type="float">
            <text:p>19146142</text:p>
          </table:table-cell>
          <table:table-cell office:value-type="float" office:value="4219727" calcext:value-type="float">
            <text:p>4219727</text:p>
          </table:table-cell>
          <table:table-cell table:formula="of:=[.C9]/[.B9]" office:value-type="percentage" office:value="0.819406374314604" calcext:value-type="percentage">
            <text:p>81.94%</text:p>
          </table:table-cell>
          <table:table-cell table:formula="of:=[.G9]+[.H9]" office:value-type="float" office:value="23754684" calcext:value-type="float">
            <text:p>23754684</text:p>
          </table:table-cell>
          <table:table-cell office:value-type="float" office:value="19165778" calcext:value-type="float">
            <text:p>19165778</text:p>
          </table:table-cell>
          <table:table-cell office:value-type="float" office:value="4588906" calcext:value-type="float">
            <text:p>4588906</text:p>
          </table:table-cell>
          <table:table-cell table:formula="of:=[.G9]/[.F9]" office:value-type="percentage" office:value="0.80682100422805" calcext:value-type="percentage">
            <text:p>80.68%</text:p>
          </table:table-cell>
          <table:table-cell table:formula="of:=[.K9]+[.L9]" office:value-type="float" office:value="23914788" calcext:value-type="float">
            <text:p>23914788</text:p>
          </table:table-cell>
          <table:table-cell office:value-type="float" office:value="20362942" calcext:value-type="float">
            <text:p>20362942</text:p>
          </table:table-cell>
          <table:table-cell office:value-type="float" office:value="3551846" calcext:value-type="float">
            <text:p>3551846</text:p>
          </table:table-cell>
          <table:table-cell table:formula="of:=[.K9]/[.J9]" office:value-type="percentage" office:value="0.851479093187027" calcext:value-type="percentage">
            <text:p>85.15%</text:p>
          </table:table-cell>
          <table:table-cell table:formula="of:=[.O9]+[.P9]" office:value-type="float" office:value="24854146" calcext:value-type="float">
            <text:p>24854146</text:p>
          </table:table-cell>
          <table:table-cell office:value-type="float" office:value="20931902" calcext:value-type="float">
            <text:p>20931902</text:p>
          </table:table-cell>
          <table:table-cell office:value-type="float" office:value="3922244" calcext:value-type="float">
            <text:p>3922244</text:p>
          </table:table-cell>
          <table:table-cell table:formula="of:=[.O9]/[.N9]" office:value-type="percentage" office:value="0.842189548576724" calcext:value-type="percentage">
            <text:p>84.22%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2">
          <table:table-cell table:style-name="ce3" office:value-type="string" calcext:value-type="string">
            <text:p>Figure 1a. Pipeline 5: A comparison of percentage aligned reads between samples of Rn4 untrimmed and Rn6 untrimmed.</text:p>
          </table:table-cell>
          <table:table-cell table:style-name="Default"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14:26:35.377788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23:07.516327653</meta:creation-date>
    <dc:date>2017-07-26T16:28:53.888961962</dc:date>
    <meta:editing-duration>PT19H38M49S</meta:editing-duration>
    <meta:editing-cycles>31</meta:editing-cycles>
    <meta:generator>LibreOffice/5.1.6.2$Linux_X86_64 LibreOffice_project/10m0$Build-2</meta:generator>
    <meta:document-statistic meta:table-count="1" meta:cell-count="1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312cm" svg:y="8.217cm" style:legend-expansion="wide" chart:style-name="ch2"/>
        <chart:plot-area chart:style-name="ch3" table:cell-range-address="Sheet1.A5:Sheet1.A9 Sheet1.N3:Sheet1.N3 Sheet1.Q5:Sheet1.Q9 Sheet1.J3:Sheet1.J3 Sheet1.M5:Sheet1.M9" chart:data-source-has-labels="both" svg:x="1.331cm" svg:y="0.18cm" svg:width="14.349cm" svg:height="6.876cm">
          <chartooo:coordinate-region svg:x="2.931cm" svg:y="0.379cm" svg:width="12.749cm" svg:height="6.03cm"/>
          <chart:axis chart:dimension="x" chart:name="primary-x" chart:style-name="ch4" chartooo:axis-type="auto">
            <chartooo:date-scale/>
            <chart:title svg:x="7.813cm" svg:y="7.236cm" chart:style-name="ch5">
              <text:p>Samples</text:p>
            </chart:title>
            <chart:categories table:cell-range-address="Sheet1.A5:Sheet1.A9"/>
          </chart:axis>
          <chart:axis chart:dimension="y" chart:name="primary-y" chart:style-name="ch6">
            <chart:title svg:x="0.451cm" svg:y="5.832cm" chart:style-name="ch7">
              <text:p>Percentage aligned reads (%)</text:p>
            </chart:title>
            <chart:grid chart:style-name="ch8" chart:class="major"/>
          </chart:axis>
          <chart:series chart:style-name="ch9" chart:values-cell-range-address="Sheet1.Q5:Sheet1.Q9" chart:label-cell-address="Sheet1.N3:Sheet1.N3" chart:class="chart:bar">
            <chart:data-point chart:repeated="5"/>
          </chart:series>
          <chart:series chart:style-name="ch10" chart:values-cell-range-address="Sheet1.M5:Sheet1.M9" chart:label-cell-address="Sheet1.J3:Sheet1.J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n6 untrimmed</text:p>
                <draw:g>
                  <svg:desc>Sheet1.N3:Sheet1.N3</svg:desc>
                </draw:g>
              </table:table-cell>
              <table:table-cell office:value-type="string">
                <text:p>Rn6 trimmed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RR1177973</text:p>
                <draw:g>
                  <svg:desc>Sheet1.A5:Sheet1.A9</svg:desc>
                </draw:g>
              </table:table-cell>
              <table:table-cell office:value-type="float" office:value="0.865100953585495">
                <text:p>0.865100953585495</text:p>
                <draw:g>
                  <svg:desc>Sheet1.Q5:Sheet1.Q9</svg:desc>
                </draw:g>
              </table:table-cell>
              <table:table-cell office:value-type="float" office:value="0.880275893124556">
                <text:p>0.880275893124556</text:p>
                <draw:g>
                  <svg:desc>Sheet1.M5:Sheet1.M9</svg:desc>
                </draw:g>
              </table:table-cell>
            </table:table-row>
            <table:table-row>
              <table:table-cell office:value-type="string">
                <text:p>SRR1178033</text:p>
              </table:table-cell>
              <table:table-cell office:value-type="float" office:value="0.806886735579977">
                <text:p>0.806886735579977</text:p>
              </table:table-cell>
              <table:table-cell office:value-type="float" office:value="0.845381097151475">
                <text:p>0.845381097151475</text:p>
              </table:table-cell>
            </table:table-row>
            <table:table-row>
              <table:table-cell office:value-type="string">
                <text:p>SRR1178043</text:p>
              </table:table-cell>
              <table:table-cell office:value-type="float" office:value="0.868730234771972">
                <text:p>0.868730234771972</text:p>
              </table:table-cell>
              <table:table-cell office:value-type="float" office:value="0.874550488254431">
                <text:p>0.874550488254431</text:p>
              </table:table-cell>
            </table:table-row>
            <table:table-row>
              <table:table-cell office:value-type="string">
                <text:p>SRR1178050</text:p>
              </table:table-cell>
              <table:table-cell office:value-type="float" office:value="0.834996052352078">
                <text:p>0.834996052352078</text:p>
              </table:table-cell>
              <table:table-cell office:value-type="float" office:value="0.847109765908977">
                <text:p>0.847109765908977</text:p>
              </table:table-cell>
            </table:table-row>
            <table:table-row>
              <table:table-cell office:value-type="string">
                <text:p>SRR1178059</text:p>
              </table:table-cell>
              <table:table-cell office:value-type="float" office:value="0.842189548576724">
                <text:p>0.842189548576724</text:p>
              </table:table-cell>
              <table:table-cell office:value-type="float" office:value="0.851479093187027">
                <text:p>0.8514790931870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497cm" svg:y="8.217cm" style:legend-expansion="wide" chart:style-name="ch2"/>
        <chart:plot-area chart:style-name="ch3" table:cell-range-address="Sheet1.A5:Sheet1.A9 Sheet1.B3:Sheet1.B3 Sheet1.E5:Sheet1.E9 Sheet1.J3:Sheet1.J3 Sheet1.M5:Sheet1.M9" chart:data-source-has-labels="both" svg:x="1.331cm" svg:y="0.18cm" svg:width="14.349cm" svg:height="6.876cm">
          <chartooo:coordinate-region svg:x="2.931cm" svg:y="0.379cm" svg:width="12.749cm" svg:height="6.03cm"/>
          <chart:axis chart:dimension="x" chart:name="primary-x" chart:style-name="ch4" chartooo:axis-type="auto">
            <chartooo:date-scale/>
            <chart:title svg:x="7.813cm" svg:y="7.236cm" chart:style-name="ch5">
              <text:p>Samples</text:p>
            </chart:title>
            <chart:categories table:cell-range-address="Sheet1.A5:Sheet1.A9"/>
          </chart:axis>
          <chart:axis chart:dimension="y" chart:name="primary-y" chart:style-name="ch6">
            <chart:title svg:x="0.451cm" svg:y="5.832cm" chart:style-name="ch7">
              <text:p>Percentage aligned reads (%)</text:p>
            </chart:title>
            <chart:grid chart:style-name="ch8" chart:class="major"/>
          </chart:axis>
          <chart:series chart:style-name="ch9" chart:values-cell-range-address="Sheet1.E5:Sheet1.E9" chart:label-cell-address="Sheet1.B3:Sheet1.B3" chart:class="chart:bar">
            <chart:data-point chart:repeated="5"/>
          </chart:series>
          <chart:series chart:style-name="ch10" chart:values-cell-range-address="Sheet1.M5:Sheet1.M9" chart:label-cell-address="Sheet1.J3:Sheet1.J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n4 trimmed</text:p>
                <draw:g>
                  <svg:desc>Sheet1.B3:Sheet1.B3</svg:desc>
                </draw:g>
              </table:table-cell>
              <table:table-cell office:value-type="string">
                <text:p>Rn6 trimmed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RR1177973</text:p>
                <draw:g>
                  <svg:desc>Sheet1.A5:Sheet1.A9</svg:desc>
                </draw:g>
              </table:table-cell>
              <table:table-cell office:value-type="float" office:value="0.839339510230264">
                <text:p>0.839339510230264</text:p>
                <draw:g>
                  <svg:desc>Sheet1.E5:Sheet1.E9</svg:desc>
                </draw:g>
              </table:table-cell>
              <table:table-cell office:value-type="float" office:value="0.880275893124556">
                <text:p>0.880275893124556</text:p>
                <draw:g>
                  <svg:desc>Sheet1.M5:Sheet1.M9</svg:desc>
                </draw:g>
              </table:table-cell>
            </table:table-row>
            <table:table-row>
              <table:table-cell office:value-type="string">
                <text:p>SRR1178033</text:p>
              </table:table-cell>
              <table:table-cell office:value-type="float" office:value="0.808401601652216">
                <text:p>0.808401601652216</text:p>
              </table:table-cell>
              <table:table-cell office:value-type="float" office:value="0.845381097151475">
                <text:p>0.845381097151475</text:p>
              </table:table-cell>
            </table:table-row>
            <table:table-row>
              <table:table-cell office:value-type="string">
                <text:p>SRR1178043</text:p>
              </table:table-cell>
              <table:table-cell office:value-type="float" office:value="0.840183858867808">
                <text:p>0.840183858867808</text:p>
              </table:table-cell>
              <table:table-cell office:value-type="float" office:value="0.874550488254431">
                <text:p>0.874550488254431</text:p>
              </table:table-cell>
            </table:table-row>
            <table:table-row>
              <table:table-cell office:value-type="string">
                <text:p>SRR1178050</text:p>
              </table:table-cell>
              <table:table-cell office:value-type="float" office:value="0.808716007371217">
                <text:p>0.808716007371217</text:p>
              </table:table-cell>
              <table:table-cell office:value-type="float" office:value="0.847109765908977">
                <text:p>0.847109765908977</text:p>
              </table:table-cell>
            </table:table-row>
            <table:table-row>
              <table:table-cell office:value-type="string">
                <text:p>SRR1178059</text:p>
              </table:table-cell>
              <table:table-cell office:value-type="float" office:value="0.819406374314604">
                <text:p>0.819406374314604</text:p>
              </table:table-cell>
              <table:table-cell office:value-type="float" office:value="0.851479093187027">
                <text:p>0.8514790931870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312cm" svg:y="8.217cm" style:legend-expansion="wide" chart:style-name="ch2"/>
        <chart:plot-area chart:style-name="ch3" table:cell-range-address="Sheet1.A5:Sheet1.A9 Sheet1.B3:Sheet1.B3 Sheet1.E5:Sheet1.E9 Sheet1.F3:Sheet1.F3 Sheet1.I5:Sheet1.I9" chart:data-source-has-labels="both" svg:x="1.331cm" svg:y="0.18cm" svg:width="14.349cm" svg:height="6.876cm">
          <chartooo:coordinate-region svg:x="2.931cm" svg:y="0.379cm" svg:width="12.749cm" svg:height="6.03cm"/>
          <chart:axis chart:dimension="x" chart:name="primary-x" chart:style-name="ch4" chartooo:axis-type="auto">
            <chartooo:date-scale/>
            <chart:title svg:x="7.813cm" svg:y="7.236cm" chart:style-name="ch5">
              <text:p>Samples</text:p>
            </chart:title>
            <chart:categories table:cell-range-address="Sheet1.A5:Sheet1.A9"/>
          </chart:axis>
          <chart:axis chart:dimension="y" chart:name="primary-y" chart:style-name="ch6">
            <chart:title svg:x="0.451cm" svg:y="5.832cm" chart:style-name="ch7">
              <text:p>Percentage aligned reads (%)</text:p>
            </chart:title>
            <chart:grid chart:style-name="ch8" chart:class="major"/>
          </chart:axis>
          <chart:series chart:style-name="ch9" chart:values-cell-range-address="Sheet1.E5:Sheet1.E9" chart:label-cell-address="Sheet1.B3:Sheet1.B3" chart:class="chart:bar">
            <chart:data-point chart:repeated="5"/>
          </chart:series>
          <chart:series chart:style-name="ch10" chart:values-cell-range-address="Sheet1.I5:Sheet1.I9" chart:label-cell-address="Sheet1.F3:Sheet1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n4 trimmed</text:p>
                <draw:g>
                  <svg:desc>Sheet1.B3:Sheet1.B3</svg:desc>
                </draw:g>
              </table:table-cell>
              <table:table-cell office:value-type="string">
                <text:p>Rn4 untrimmed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RR1177973</text:p>
                <draw:g>
                  <svg:desc>Sheet1.A5:Sheet1.A9</svg:desc>
                </draw:g>
              </table:table-cell>
              <table:table-cell office:value-type="float" office:value="0.839339510230264">
                <text:p>0.839339510230264</text:p>
                <draw:g>
                  <svg:desc>Sheet1.E5:Sheet1.E9</svg:desc>
                </draw:g>
              </table:table-cell>
              <table:table-cell office:value-type="float" office:value="0.823337462051618">
                <text:p>0.823337462051618</text:p>
                <draw:g>
                  <svg:desc>Sheet1.I5:Sheet1.I9</svg:desc>
                </draw:g>
              </table:table-cell>
            </table:table-row>
            <table:table-row>
              <table:table-cell office:value-type="string">
                <text:p>SRR1178033</text:p>
              </table:table-cell>
              <table:table-cell office:value-type="float" office:value="0.808401601652216">
                <text:p>0.808401601652216</text:p>
              </table:table-cell>
              <table:table-cell office:value-type="float" office:value="0.768828670516909">
                <text:p>0.768828670516909</text:p>
              </table:table-cell>
            </table:table-row>
            <table:table-row>
              <table:table-cell office:value-type="string">
                <text:p>SRR1178043</text:p>
              </table:table-cell>
              <table:table-cell office:value-type="float" office:value="0.840183858867808">
                <text:p>0.840183858867808</text:p>
              </table:table-cell>
              <table:table-cell office:value-type="float" office:value="0.83188982972974">
                <text:p>0.83188982972974</text:p>
              </table:table-cell>
            </table:table-row>
            <table:table-row>
              <table:table-cell office:value-type="string">
                <text:p>SRR1178050</text:p>
              </table:table-cell>
              <table:table-cell office:value-type="float" office:value="0.808716007371217">
                <text:p>0.808716007371217</text:p>
              </table:table-cell>
              <table:table-cell office:value-type="float" office:value="0.793882744947126">
                <text:p>0.793882744947126</text:p>
              </table:table-cell>
            </table:table-row>
            <table:table-row>
              <table:table-cell office:value-type="string">
                <text:p>SRR1178059</text:p>
              </table:table-cell>
              <table:table-cell office:value-type="float" office:value="0.819406374314604">
                <text:p>0.819406374314604</text:p>
              </table:table-cell>
              <table:table-cell office:value-type="float" office:value="0.80682100422805">
                <text:p>0.806821004228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127cm" svg:y="8.217cm" style:legend-expansion="wide" chart:style-name="ch2"/>
        <chart:plot-area chart:style-name="ch3" table:cell-range-address="Sheet1.A5:Sheet1.A9 Sheet1.F3:Sheet1.F3 Sheet1.I5:Sheet1.I9 Sheet1.N3:Sheet1.N3 Sheet1.Q5:Sheet1.Q9" chart:data-source-has-labels="both" svg:x="1.331cm" svg:y="0.18cm" svg:width="14.349cm" svg:height="6.876cm">
          <chartooo:coordinate-region svg:x="2.931cm" svg:y="0.379cm" svg:width="12.749cm" svg:height="6.03cm"/>
          <chart:axis chart:dimension="x" chart:name="primary-x" chart:style-name="ch4" chartooo:axis-type="auto">
            <chartooo:date-scale/>
            <chart:title svg:x="7.813cm" svg:y="7.236cm" chart:style-name="ch5">
              <text:p>Samples</text:p>
            </chart:title>
            <chart:categories table:cell-range-address="Sheet1.A5:Sheet1.A9"/>
          </chart:axis>
          <chart:axis chart:dimension="y" chart:name="primary-y" chart:style-name="ch6">
            <chart:title svg:x="0.451cm" svg:y="5.832cm" chart:style-name="ch7">
              <text:p>Percentage aligned reads (%)</text:p>
            </chart:title>
            <chart:grid chart:style-name="ch8" chart:class="major"/>
          </chart:axis>
          <chart:series chart:style-name="ch9" chart:values-cell-range-address="Sheet1.I5:Sheet1.I9" chart:label-cell-address="Sheet1.F3:Sheet1.F3" chart:class="chart:bar">
            <chart:data-point chart:repeated="5"/>
          </chart:series>
          <chart:series chart:style-name="ch10" chart:values-cell-range-address="Sheet1.Q5:Sheet1.Q9" chart:label-cell-address="Sheet1.N3:Sheet1.N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n4 untrimmed</text:p>
                <draw:g>
                  <svg:desc>Sheet1.F3:Sheet1.F3</svg:desc>
                </draw:g>
              </table:table-cell>
              <table:table-cell office:value-type="string">
                <text:p>Rn6 untrimmed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RR1177973</text:p>
                <draw:g>
                  <svg:desc>Sheet1.A5:Sheet1.A9</svg:desc>
                </draw:g>
              </table:table-cell>
              <table:table-cell office:value-type="float" office:value="0.823337462051618">
                <text:p>0.823337462051618</text:p>
                <draw:g>
                  <svg:desc>Sheet1.I5:Sheet1.I9</svg:desc>
                </draw:g>
              </table:table-cell>
              <table:table-cell office:value-type="float" office:value="0.865100953585495">
                <text:p>0.865100953585495</text:p>
                <draw:g>
                  <svg:desc>Sheet1.Q5:Sheet1.Q9</svg:desc>
                </draw:g>
              </table:table-cell>
            </table:table-row>
            <table:table-row>
              <table:table-cell office:value-type="string">
                <text:p>SRR1178033</text:p>
              </table:table-cell>
              <table:table-cell office:value-type="float" office:value="0.768828670516909">
                <text:p>0.768828670516909</text:p>
              </table:table-cell>
              <table:table-cell office:value-type="float" office:value="0.806886735579977">
                <text:p>0.806886735579977</text:p>
              </table:table-cell>
            </table:table-row>
            <table:table-row>
              <table:table-cell office:value-type="string">
                <text:p>SRR1178043</text:p>
              </table:table-cell>
              <table:table-cell office:value-type="float" office:value="0.83188982972974">
                <text:p>0.83188982972974</text:p>
              </table:table-cell>
              <table:table-cell office:value-type="float" office:value="0.868730234771972">
                <text:p>0.868730234771972</text:p>
              </table:table-cell>
            </table:table-row>
            <table:table-row>
              <table:table-cell office:value-type="string">
                <text:p>SRR1178050</text:p>
              </table:table-cell>
              <table:table-cell office:value-type="float" office:value="0.793882744947126">
                <text:p>0.793882744947126</text:p>
              </table:table-cell>
              <table:table-cell office:value-type="float" office:value="0.834996052352078">
                <text:p>0.834996052352078</text:p>
              </table:table-cell>
            </table:table-row>
            <table:table-row>
              <table:table-cell office:value-type="string">
                <text:p>SRR1178059</text:p>
              </table:table-cell>
              <table:table-cell office:value-type="float" office:value="0.80682100422805">
                <text:p>0.80682100422805</text:p>
              </table:table-cell>
              <table:table-cell office:value-type="float" office:value="0.842189548576724">
                <text:p>0.8421895485767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